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" table:default-cell-style-name="ce2"/>
        <table:table-row table:style-name="ro1">
          <table:table-cell table:style-name="Default"/>
          <table:table-cell table:style-name="ce1" office:value-type="string" calcext:value-type="string">
            <text:p>round_epochs</text:p>
          </table:table-cell>
          <table:table-cell table:style-name="ce1" office:value-type="string" calcext:value-type="string">
            <text:p>val_loss</text:p>
          </table:table-cell>
          <table:table-cell table:style-name="ce1" office:value-type="string" calcext:value-type="string">
            <text:p>val_mean_squared_error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mean_squared_error</text:p>
          </table:table-cell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district_neuron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losses</text:p>
          </table:table-cell>
          <table:table-cell table:style-name="ce1" office:value-type="string" calcext:value-type="string">
            <text:p>optimizer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.078565" calcext:value-type="float">
            <text:p>0.078565</text:p>
          </table:table-cell>
          <table:table-cell table:number-columns-repeated="2" office:value-type="float" office:value="0.031883" calcext:value-type="float">
            <text:p>0.03188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a02a57510&gt;</text:p>
          </table:table-cell>
          <table:table-cell office:value-type="string" calcext:value-type="string">
            <text:p>sgd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110296" calcext:value-type="float">
            <text:p>0.110296</text:p>
          </table:table-cell>
          <table:table-cell table:number-columns-repeated="2" office:value-type="float" office:value="0.060818" calcext:value-type="float">
            <text:p>0.06081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a02a57510&gt;</text:p>
          </table:table-cell>
          <table:table-cell office:value-type="string" calcext:value-type="string">
            <text:p>Nad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.119184" calcext:value-type="float">
            <text:p>0.119184</text:p>
          </table:table-cell>
          <table:table-cell table:number-columns-repeated="2" office:value-type="float" office:value="0.029641" calcext:value-type="float">
            <text:p>0.02964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125983" calcext:value-type="float">
            <text:p>0.125983</text:p>
          </table:table-cell>
          <table:table-cell table:number-columns-repeated="2" office:value-type="float" office:value="0.036713" calcext:value-type="float">
            <text:p>0.036713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Nad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164086" calcext:value-type="float">
            <text:p>0.164086</text:p>
          </table:table-cell>
          <table:table-cell table:number-columns-repeated="2" office:value-type="float" office:value="0.041718" calcext:value-type="float">
            <text:p>0.04171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Nadam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402655" calcext:value-type="float">
            <text:p>0.402655</text:p>
          </table:table-cell>
          <table:table-cell office:value-type="float" office:value="0.192462" calcext:value-type="float">
            <text:p>0.192462</text:p>
          </table:table-cell>
          <table:table-cell office:value-type="float" office:value="0.425231" calcext:value-type="float">
            <text:p>0.425231</text:p>
          </table:table-cell>
          <table:table-cell office:value-type="float" office:value="0.071656" calcext:value-type="float">
            <text:p>0.07165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a02a57510&gt;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.508333" calcext:value-type="float">
            <text:p>0.508333</text:p>
          </table:table-cell>
          <table:table-cell table:number-columns-repeated="2" office:value-type="float" office:value="0.134999" calcext:value-type="float">
            <text:p>0.134999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Nad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949891" calcext:value-type="float">
            <text:p>0.949891</text:p>
          </table:table-cell>
          <table:table-cell table:number-columns-repeated="2" office:value-type="float" office:value="0.953152" calcext:value-type="float">
            <text:p>0.953152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sg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.989876" calcext:value-type="float">
            <text:p>0.989876</text:p>
          </table:table-cell>
          <table:table-cell table:number-columns-repeated="2" office:value-type="float" office:value="0.925317" calcext:value-type="float">
            <text:p>0.925317</text:p>
          </table:table-cell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sg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998544" calcext:value-type="float">
            <text:p>0.998544</text:p>
          </table:table-cell>
          <table:table-cell table:number-columns-repeated="2" office:value-type="float" office:value="0.893697" calcext:value-type="float">
            <text:p>0.893697</text:p>
          </table:table-cell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.041153" calcext:value-type="float">
            <text:p>1.041153</text:p>
          </table:table-cell>
          <table:table-cell table:number-columns-repeated="2" office:value-type="float" office:value="0.893075" calcext:value-type="float">
            <text:p>0.893075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Nadam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.177742" calcext:value-type="float">
            <text:p>1.177742</text:p>
          </table:table-cell>
          <table:table-cell office:value-type="float" office:value="0.97043" calcext:value-type="float">
            <text:p>0.97043</text:p>
          </table:table-cell>
          <table:table-cell office:value-type="float" office:value="8.079702" calcext:value-type="float">
            <text:p>8.079702</text:p>
          </table:table-cell>
          <table:table-cell office:value-type="float" office:value="0.892674" calcext:value-type="float">
            <text:p>0.892674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a02a57510&gt;</text:p>
          </table:table-cell>
          <table:table-cell office:value-type="string" calcext:value-type="string">
            <text:p>sg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.294128" calcext:value-type="float">
            <text:p>1.294128</text:p>
          </table:table-cell>
          <table:table-cell table:number-columns-repeated="2" office:value-type="float" office:value="0.886155" calcext:value-type="float">
            <text:p>0.886155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Nadam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.299673" calcext:value-type="float">
            <text:p>1.299673</text:p>
          </table:table-cell>
          <table:table-cell office:value-type="float" office:value="1.053047" calcext:value-type="float">
            <text:p>1.053047</text:p>
          </table:table-cell>
          <table:table-cell office:value-type="float" office:value="8.107409" calcext:value-type="float">
            <text:p>8.107409</text:p>
          </table:table-cell>
          <table:table-cell office:value-type="float" office:value="0.920854" calcext:value-type="float">
            <text:p>0.920854</text:p>
          </table:table-cell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a02a57510&gt;</text:p>
          </table:table-cell>
          <table:table-cell office:value-type="string" calcext:value-type="string">
            <text:p>sgd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321474" calcext:value-type="float">
            <text:p>1.321474</text:p>
          </table:table-cell>
          <table:table-cell office:value-type="float" office:value="0.910376" calcext:value-type="float">
            <text:p>0.910376</text:p>
          </table:table-cell>
          <table:table-cell office:value-type="float" office:value="7.691519" calcext:value-type="float">
            <text:p>7.691519</text:p>
          </table:table-cell>
          <table:table-cell office:value-type="float" office:value="0.892042" calcext:value-type="float">
            <text:p>0.892042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a02a57510&gt;</text:p>
          </table:table-cell>
          <table:table-cell office:value-type="string" calcext:value-type="string">
            <text:p>Nadam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.403776" calcext:value-type="float">
            <text:p>1.403776</text:p>
          </table:table-cell>
          <table:table-cell office:value-type="float" office:value="1.023208" calcext:value-type="float">
            <text:p>1.023208</text:p>
          </table:table-cell>
          <table:table-cell office:value-type="float" office:value="7.54172" calcext:value-type="float">
            <text:p>7.54172</text:p>
          </table:table-cell>
          <table:table-cell office:value-type="float" office:value="0.815958" calcext:value-type="float">
            <text:p>0.815958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a02a57510&gt;</text:p>
          </table:table-cell>
          <table:table-cell office:value-type="string" calcext:value-type="string">
            <text:p>Adam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.478865" calcext:value-type="float">
            <text:p>1.478865</text:p>
          </table:table-cell>
          <table:table-cell office:value-type="float" office:value="1.049281" calcext:value-type="float">
            <text:p>1.049281</text:p>
          </table:table-cell>
          <table:table-cell office:value-type="float" office:value="5.12431" calcext:value-type="float">
            <text:p>5.12431</text:p>
          </table:table-cell>
          <table:table-cell office:value-type="float" office:value="0.679492" calcext:value-type="float">
            <text:p>0.679492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a02a57510&gt;</text:p>
          </table:table-cell>
          <table:table-cell office:value-type="string" calcext:value-type="string">
            <text:p>Nadam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575268" calcext:value-type="float">
            <text:p>1.575268</text:p>
          </table:table-cell>
          <table:table-cell office:value-type="float" office:value="1.057419" calcext:value-type="float">
            <text:p>1.057419</text:p>
          </table:table-cell>
          <table:table-cell office:value-type="float" office:value="6.123906" calcext:value-type="float">
            <text:p>6.123906</text:p>
          </table:table-cell>
          <table:table-cell office:value-type="float" office:value="0.804427" calcext:value-type="float">
            <text:p>0.804427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a02a57510&gt;</text:p>
          </table:table-cell>
          <table:table-cell office:value-type="string" calcext:value-type="string">
            <text:p>sgd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.871902" calcext:value-type="float">
            <text:p>1.871902</text:p>
          </table:table-cell>
          <table:table-cell office:value-type="float" office:value="1.063142" calcext:value-type="float">
            <text:p>1.063142</text:p>
          </table:table-cell>
          <table:table-cell office:value-type="float" office:value="6.09781" calcext:value-type="float">
            <text:p>6.09781</text:p>
          </table:table-cell>
          <table:table-cell office:value-type="float" office:value="0.679596" calcext:value-type="float">
            <text:p>0.679596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&lt;function custom_loss at 0x7fda02a57510&gt;</text:p>
          </table:table-cell>
          <table:table-cell office:value-type="string" calcext:value-type="string">
            <text:p>Adam</text:p>
          </table:table-cell>
        </table:table-row>
      </table:table>
      <table:named-expressions/>
      <table:database-ranges>
        <table:database-range table:name="__Anonymous_Sheet_DB__0" table:target-range-address="Sheet1.A2:Sheet1.K2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21:35:58.951589153</meta:creation-date>
    <dc:date>2020-01-02T23:42:52.696617438</dc:date>
    <meta:editing-duration>PT1H56M43S</meta:editing-duration>
    <meta:editing-cycles>1</meta:editing-cycles>
    <meta:document-statistic meta:table-count="1" meta:cell-count="219" meta:object-count="0"/>
    <meta:generator>LibreOffice/6.0.7.3$Linux_X86_64 LibreOffice_project/00m0$Build-3</meta:generator>
  </office:meta>
</office:document-meta>
</file>